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B000000EB1C0B774A.jpg" manifest:media-type="image/jpeg"/>
  <manifest:file-entry manifest:full-path="Pictures/10000000000000EB000000EB56E7A2A5.jpg" manifest:media-type="image/jpeg"/>
  <manifest:file-entry manifest:full-path="Pictures/10000000000000EB000000EB1CBA2736.jpg" manifest:media-type="image/jpeg"/>
  <manifest:file-entry manifest:full-path="Pictures/10000000000000EB000000EBAFE2CF2D.jpg" manifest:media-type="image/jpeg"/>
  <manifest:file-entry manifest:full-path="Pictures/10000000000000EB000000EB78E7B2CB.jpg" manifest:media-type="image/jpeg"/>
  <manifest:file-entry manifest:full-path="Pictures/10000000000000EB000000EB43204B1D.jpg" manifest:media-type="image/jpeg"/>
  <manifest:file-entry manifest:full-path="Pictures/10000000000000EB000000EBED53CCD9.jpg" manifest:media-type="image/jpeg"/>
  <manifest:file-entry manifest:full-path="Pictures/10000000000000EB000000EB1249BCB5.jpg" manifest:media-type="image/jpeg"/>
  <manifest:file-entry manifest:full-path="Pictures/10000000000002D5000002D96EDEFB2E.jpg" manifest:media-type="image/jpeg"/>
  <manifest:file-entry manifest:full-path="Pictures/10000000000002D5000002D90E580270.jpg" manifest:media-type="image/jpeg"/>
  <manifest:file-entry manifest:full-path="Pictures/10000000000002D5000002D93749F233.jpg" manifest:media-type="image/jpeg"/>
  <manifest:file-entry manifest:full-path="Pictures/10000000000002B5000002E3F266775B.jpg" manifest:media-type="image/jpeg"/>
  <manifest:file-entry manifest:full-path="Pictures/10000000000002D5000002D4ED16CA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53cm" svg:stroke-color="#ff0000" draw:marker-start-width="0.728cm" draw:marker-end-width="0.728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3" style:family="graphic" style:parent-style-name="objectwithoutfill">
      <style:graphic-properties svg:stroke-width="0.353cm" svg:stroke-color="#ff0000" draw:marker-start-width="0.728cm" draw:marker-end="Arrow" draw:marker-end-width="0.828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none" draw:fill="none" fo:min-height="1.56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9.155cm" svg:x="0.423cm" svg:y="0.249cm">
          <draw:image xlink:href="Pictures/10000000000002D5000002D4ED16CA1F.jpg" xlink:type="simple" xlink:show="embed" xlink:actuate="onLoad">
            <text:p/>
          </draw:image>
        </draw:frame>
        <draw:frame draw:style-name="gr1" draw:text-style-name="P1" draw:layer="layout" svg:width="18.335cm" svg:height="19.552cm" svg:x="20.473cm" svg:y="0.206cm">
          <draw:image xlink:href="Pictures/10000000000002B5000002E3F266775B.jpg" xlink:type="simple" xlink:show="embed" xlink:actuate="onLoad">
            <text:p/>
          </draw:image>
        </draw:frame>
        <draw:frame draw:style-name="gr1" draw:text-style-name="P1" draw:layer="layout" svg:width="19.181cm" svg:height="19.287cm" svg:x="59.56cm" svg:y="0.171cm">
          <draw:image xlink:href="Pictures/10000000000002D5000002D93749F233.jpg" xlink:type="simple" xlink:show="embed" xlink:actuate="onLoad">
            <text:p/>
          </draw:image>
        </draw:frame>
        <draw:frame draw:style-name="gr1" draw:text-style-name="P1" draw:layer="layout" svg:width="19.181cm" svg:height="19.287cm" svg:x="39.67cm" svg:y="0.171cm">
          <draw:image xlink:href="Pictures/10000000000002D5000002D90E580270.jpg" xlink:type="simple" xlink:show="embed" xlink:actuate="onLoad">
            <text:p/>
          </draw:image>
        </draw:frame>
        <draw:frame draw:style-name="gr1" draw:text-style-name="P1" draw:layer="layout" svg:width="19.181cm" svg:height="19.287cm" svg:x="79.702cm" svg:y="0.1cm">
          <draw:image xlink:href="Pictures/10000000000002D5000002D96EDEFB2E.jpg" xlink:type="simple" xlink:show="embed" xlink:actuate="onLoad">
            <text:p/>
          </draw:image>
        </draw:frame>
        <draw:frame draw:style-name="gr1" draw:text-style-name="P1" draw:layer="layout" svg:width="6.217cm" svg:height="6.217cm" svg:x="82.55cm" svg:y="20.722cm">
          <draw:image xlink:href="Pictures/10000000000000EB000000EB1249BCB5.jpg" xlink:type="simple" xlink:show="embed" xlink:actuate="onLoad">
            <text:p/>
          </draw:image>
        </draw:frame>
        <draw:frame draw:style-name="gr1" draw:text-style-name="P1" draw:layer="layout" svg:width="6.217cm" svg:height="6.217cm" svg:x="90.757cm" svg:y="20.722cm">
          <draw:image xlink:href="Pictures/10000000000000EB000000EB78E7B2CB.jpg" xlink:type="simple" xlink:show="embed" xlink:actuate="onLoad">
            <text:p/>
          </draw:image>
        </draw:frame>
        <draw:frame draw:style-name="gr1" draw:text-style-name="P1" draw:layer="layout" svg:width="6.217cm" svg:height="6.217cm" svg:x="42.672cm" svg:y="20.722cm">
          <draw:image xlink:href="Pictures/10000000000000EB000000EBED53CCD9.jpg" xlink:type="simple" xlink:show="embed" xlink:actuate="onLoad">
            <text:p/>
          </draw:image>
        </draw:frame>
        <draw:frame draw:style-name="gr1" draw:text-style-name="P1" draw:layer="layout" svg:width="6.217cm" svg:height="6.217cm" svg:x="51.308cm" svg:y="20.722cm">
          <draw:image xlink:href="Pictures/10000000000000EB000000EBAFE2CF2D.jpg" xlink:type="simple" xlink:show="embed" xlink:actuate="onLoad">
            <text:p/>
          </draw:image>
        </draw:frame>
        <draw:frame draw:style-name="gr1" draw:text-style-name="P1" draw:layer="layout" svg:width="6.217cm" svg:height="6.217cm" svg:x="62.64cm" svg:y="20.722cm">
          <draw:image xlink:href="Pictures/10000000000000EB000000EB1CBA2736.jpg" xlink:type="simple" xlink:show="embed" xlink:actuate="onLoad">
            <text:p/>
          </draw:image>
        </draw:frame>
        <draw:frame draw:style-name="gr1" draw:text-style-name="P1" draw:layer="layout" svg:width="6.217cm" svg:height="6.217cm" svg:x="70.845cm" svg:y="20.722cm">
          <draw:image xlink:href="Pictures/10000000000000EB000000EB56E7A2A5.jpg" xlink:type="simple" xlink:show="embed" xlink:actuate="onLoad">
            <text:p/>
          </draw:image>
        </draw:frame>
        <draw:frame draw:style-name="gr1" draw:text-style-name="P1" draw:layer="layout" svg:width="6.217cm" svg:height="6.217cm" svg:x="22.723cm" svg:y="20.722cm">
          <draw:image xlink:href="Pictures/10000000000000EB000000EB1C0B774A.jpg" xlink:type="simple" xlink:show="embed" xlink:actuate="onLoad">
            <text:p/>
          </draw:image>
        </draw:frame>
        <draw:frame draw:style-name="gr1" draw:text-style-name="P1" draw:layer="layout" svg:width="6.217cm" svg:height="6.217cm" svg:x="31.272cm" svg:y="20.722cm">
          <draw:image xlink:href="Pictures/10000000000000EB000000EB43204B1D.jpg" xlink:type="simple" xlink:show="embed" xlink:actuate="onLoad">
            <text:p/>
          </draw:image>
        </draw:frame>
        <draw:custom-shape draw:style-name="gr2" draw:text-style-name="P1" draw:layer="layout" svg:width="2.54cm" svg:height="2.54cm" svg:x="24.514cm" svg:y="4.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25.654cm" svg:y1="6.82cm" svg:x2="25.654cm" svg:y2="20.722cm">
          <text:p/>
        </draw:line>
        <draw:custom-shape draw:style-name="gr2" draw:text-style-name="P1" draw:layer="layout" svg:width="2.54cm" svg:height="2.54cm" svg:x="33.02cm" svg:y="11.2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34.16cm" svg:y1="13.784cm" svg:x2="34.16cm" svg:y2="20.722cm">
          <text:p/>
        </draw:line>
        <draw:frame draw:style-name="gr4" draw:text-style-name="P2" draw:layer="layout" svg:width="4.968cm" svg:height="2.601cm" svg:x="7.224cm" svg:y="27.402cm">
          <draw:text-box>
            <text:p text:style-name="P2">(a)</text:p>
          </draw:text-box>
        </draw:frame>
        <draw:frame draw:style-name="gr4" draw:text-style-name="P2" draw:layer="layout" svg:width="4.968cm" svg:height="2.601cm" svg:x="27.432cm" svg:y="27.402cm">
          <draw:text-box>
            <text:p text:style-name="P2">(b)</text:p>
          </draw:text-box>
        </draw:frame>
        <draw:frame draw:style-name="gr4" draw:text-style-name="P2" draw:layer="layout" svg:width="4.968cm" svg:height="2.601cm" svg:x="47.752cm" svg:y="27.402cm">
          <draw:text-box>
            <text:p text:style-name="P2">(c)</text:p>
          </draw:text-box>
        </draw:frame>
        <draw:frame draw:style-name="gr4" draw:text-style-name="P2" draw:layer="layout" svg:width="4.968cm" svg:height="2.601cm" svg:x="67.818cm" svg:y="27.402cm">
          <draw:text-box>
            <text:p text:style-name="P2">(d)</text:p>
          </draw:text-box>
        </draw:frame>
        <draw:frame draw:style-name="gr4" draw:text-style-name="P2" draw:layer="layout" svg:width="4.968cm" svg:height="2.601cm" svg:x="88.138cm" svg:y="27.402cm">
          <draw:text-box>
            <text:p text:style-name="P2">(e)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2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8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35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9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45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45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45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45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45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9.06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859cm" svg:x="1cm" svg:y="4.491cm"/>
      <draw:page-thumbnail draw:layer="backgroundobjects" svg:width="9.294cm" svg:height="2.859cm" svg:x="1cm" svg:y="12.539cm"/>
      <draw:page-thumbnail draw:layer="backgroundobjects" svg:width="9.294cm" svg:height="2.859cm" svg:x="1cm" svg:y="20.587cm"/>
      <draw:page-thumbnail draw:layer="backgroundobjects" svg:width="9.294cm" svg:height="2.859cm" svg:x="11.295cm" svg:y="4.491cm"/>
      <draw:page-thumbnail draw:layer="backgroundobjects" svg:width="9.294cm" svg:height="2.859cm" svg:x="11.295cm" svg:y="12.539cm"/>
      <draw:page-thumbnail draw:layer="backgroundobjects" svg:width="9.294cm" svg:height="2.859cm" svg:x="11.295cm" svg:y="20.587cm"/>
    </style:handout-master>
    <style:master-page style:name="Default" style:page-layout-name="PM1" draw:style-name="Mdp1">
      <draw:frame presentation:style-name="Default-title" draw:layer="backgroundobjects" svg:width="89.15cm" svg:height="5.089cm" svg:x="4.953cm" svg:y="1.214cm" presentation:class="title" presentation:placeholder="true">
        <draw:text-box/>
      </draw:frame>
      <draw:frame presentation:style-name="Default-outline1" draw:layer="backgroundobjects" svg:width="89.15cm" svg:height="17.677cm" svg:x="4.953cm" svg:y="7.132cm" presentation:class="outline" presentation:placeholder="true">
        <draw:text-box/>
      </draw:frame>
      <draw:frame presentation:style-name="Mpr1" draw:text-style-name="MP1" draw:layer="backgroundobjects" svg:width="23.077cm" svg:height="2.102cm" svg:x="4.953cm" svg:y="27.76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1.399cm" svg:height="2.102cm" svg:x="33.878cm" svg:y="27.76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3.077cm" svg:height="2.102cm" svg:x="71.025cm" svg:y="27.76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1T18:07:04.787374053</meta:creation-date>
    <dc:date>2015-01-31T18:20:04.602771260</dc:date>
    <meta:editing-duration>PT11M49S</meta:editing-duration>
    <meta:editing-cycles>7</meta:editing-cycles>
    <meta:generator>LibreOffice/4.2.7.2$Linux_X86_64 LibreOffice_project/420m0$Build-2</meta:generator>
    <meta:document-statistic meta:object-count="45"/>
  </office:meta>
</office:document-meta>
</file>